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tonin Durand</text:p>
      <text:p text:style-name="P3">INFI3</text:p>
      <text:p text:style-name="P1"/>
      <text:p text:style-name="P1">TP1 – Prise en main d'Oracle Spatial</text:p>
      <text:p text:style-name="Standard"/>
      <text:p text:style-name="Standard"/>
      <text:p text:style-name="Standard"/>
      <text:p text:style-name="Standard"/>
      <text:p text:style-name="Standard"/>
      <text:p text:style-name="Standard">1.</text:p>
      <text:p text:style-name="Standard">La première commande permet de créer une table "cola_markets" qui possède 3 champs.</text:p>
      <text:p text:style-name="Standard">Le premier est l'identifiant du magasin, et consitue la clé primaire de cette table.</text:p>
      <text:p text:style-name="Standard">Le deuxième champ est le nom du magasin.</text:p>
      <text:p text:style-name="Standard">Le troisième champ est un objet spatial représentant la forme du magasin.</text:p>
      <text:p text:style-name="Standard"/>
      <text:p text:style-name="Standard">2.</text:p>
      <text:p text:style-name="Standard">La deuxième commande permet d'insérer un nouveau magasin (tuple) dans la table précédemment créée.</text:p>
      <text:p text:style-name="Standard"/>
      <text:p text:style-name="Standard">- Le premier attribut "SDO_GTYPE" indique le type de géométrie de l'objet SDO_GEOMETRY.</text:p>
      <text:p text:style-name="Standard"/>
      <text:p text:style-name="Standard">- Le deuxième attribut "SDO_SRID", permet de spécifier un système de coordonnées s'il est spécifié, ce qui n'est pas notre cas.</text:p>
      <text:p text:style-name="Standard"/>
      <text:p text:style-name="Standard">- Le troisième attribut "SDO_POINT", de type "SDO_POINT_TYPE" permet de stocker un point de 3 dimensions maximum (X, Y, Z). Dans notre cas, l'objet géographique n'en possède pas.</text:p>
      <text:p text:style-name="Standard"/>
      <text:p text:style-name="Standard">- Le quatrième attribut "SDO_ELEM_INFO, de type "SDO_ELEM_INFO_ARRAY", indique comment interpréter les données stockés dans le cinquième champ, "SDO_ORDINATES", de l'objet. </text:p>
      <text:p text:style-name="Standard">Son premier champ "SDO_STARTING_OFFSET" <text:s/>indique le rang de la coordonnée de départ de la primitive. Si on a par exemple un deuxième polygone spécifié dans le 2ème champ, <text:s/>SDO_STARTING_OFFSET aura pour valeur 19, pour indiquer que les coordonnées de ce 2ème polygone commencent à partir de l'indice 19 dans SDO_ORDINATES.</text:p>
      <text:p text:style-name="Standard">Son deuxième champ "SDO_ETYPE" indique le type de géométrie de la primitive. Ici, on a '1003' comme valeur, ce qui signifie que l'objet spatial à insérer est un polygone intérieur.</text:p>
      <text:p text:style-name="Standard">Son troisième champ "SDO_INTERPTREATION" indique dans notre cas, de quoi est composé le polygone. Nous avons ici la valeur '3', ce qui indique que le polygone est un rectangle défini par 2 points.</text:p>
      <text:p text:style-name="Standard"/>
      <text:p text:style-name="Standard">- Le cinquième attribut "SDO_ORDINATES" contient la liste des coordonnées de l'objet spatial. Dans notre cas, on a un premier point de coordonnées (1,1) et un deuxième point de coordonnées (5,7).</text:p>
      <text:p text:style-name="Standard"/>
      <text:p text:style-name="Standard">3.</text:p>
      <text:p text:style-name="Standard">La troisième commande permet d'insérer un autre objet spatial dans la table "cola_markets". L'objet spatial est maintenant un polygone extérieur simple dont les sommets sont reliés par des lignes droites, comme "SDO_ETYPE" est à '1003'. </text:p>
      <text:p text:style-name="Standard">Et ce dernier est composé de 5 points en 2 dimensions</text:p>
      <text:p text:style-name="Standard"/>
      <text:p text:style-name="Standard">4.</text:p>
      <text:p text:style-name="Standard">La quatrième commande permet d'insérer un autre objet spatial dans la table "cola_markets". Ce <text:soft-page-break/>dernier est aussi un polygone extérieur simple, comme pour l'objet 'cola_b', mais avec des coordonnées différentes.</text:p>
      <text:p text:style-name="Standard"/>
      <text:p text:style-name="Standard">5.</text:p>
      <text:p text:style-name="Standard">La cinquième commande permet d'insérer un autre objet spatial dans la table "cola_markets". Ce dernier est un polygone, mais plus particulièrement un cercle, comme l'indique le champ " SDO_INTERPTREATION" qui est à '4'. Ce cercle est défini par 3 points.</text:p>
      <text:p text:style-name="Standard"/>
      <text:p text:style-name="Standard">6.</text:p>
      <text:p text:style-name="Standard">La sixième commande permet d'enregistrer les métadonnées de la table "cola_markets".</text:p>
      <text:p text:style-name="Standard"/>
      <text:p text:style-name="Standard">7.</text:p>
      <text:p text:style-name="Standard">La septième commande permet de créer un index spatial (se basant ici sur l'algorithme R-tree). Cet index permet d'accélérer le temps de recherche des données spatiales, et le temps d'exécution des requêtes de jointures spatiales.</text:p>
      <text:p text:style-name="Standard">Le nom de l'index est "cola_spatial_idx". On spécifie aussi quel est le champ spatial, géométrique à index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4M49S</meta:editing-duration>
    <meta:editing-cycles>21</meta:editing-cycles>
    <meta:generator>OpenOffice/4.1.14$Win32 OpenOffice.org_project/4114m1$Build-9811</meta:generator>
    <dc:date>2023-11-26T18:22:07.27</dc:date>
    <meta:document-statistic meta:table-count="0" meta:image-count="0" meta:object-count="0" meta:page-count="2" meta:paragraph-count="30" meta:word-count="484" meta:character-count="3080"/>
    <meta:user-defined meta:name="Info 1"/>
    <meta:user-defined meta:name="Info 2"/>
    <meta:user-defined meta:name="Info 3"/>
    <meta:user-defined meta:name="Info 4"/>
  </office:meta>
</office:document-meta>
</file>